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2.74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80.2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8.74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ta1" style:family="table" style:master-page-name="PageStyle_5f_Shubham_20_Rai">
      <style:table-properties table:display="true" style:writing-mode="lr-tb"/>
    </style:style>
    <style:style style:name="ta2" style:family="table" style:master-page-name="PageStyle_5f_Yug_20_Gupta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ff99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ff99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ubham Ra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TATUS </text:p>
            <text:p>(in-progress/Complete)</text:p>
          </table:table-cell>
          <table:table-cell table:style-name="ce10" office:value-type="date" office:date-value="2020-03-04" calcext:value-type="date">
            <text:p>03/04/2020</text:p>
          </table:table-cell>
          <table:table-cell table:style-name="ce10" office:value-type="date" office:date-value="2020-03-05" calcext:value-type="date">
            <text:p>03/05/2020</text:p>
          </table:table-cell>
          <table:table-cell table:style-name="ce10" office:value-type="date" office:date-value="2020-03-06" calcext:value-type="date">
            <text:p>03/06/2020</text:p>
          </table:table-cell>
          <table:table-cell table:style-name="ce10" office:value-type="date" office:date-value="2020-03-07" calcext:value-type="date">
            <text:p>03/07/2020</text:p>
          </table:table-cell>
          <table:table-cell table:style-name="ce10" office:value-type="date" office:date-value="2020-03-08" calcext:value-type="date">
            <text:p>03/08/2020</text:p>
          </table:table-cell>
          <table:table-cell table:style-name="ce10" office:value-type="date" office:date-value="2020-03-09" calcext:value-type="date">
            <text:p>03/09/2020</text:p>
          </table:table-cell>
          <table:table-cell table:style-name="ce10" office:value-type="date" office:date-value="2020-03-10" calcext:value-type="date">
            <text:p>03/10/2020</text:p>
          </table:table-cell>
          <table:table-cell table:style-name="ce10" office:value-type="date" office:date-value="2020-03-11" calcext:value-type="date">
            <text:p>03/11/2020</text:p>
          </table:table-cell>
          <table:table-cell table:style-name="ce10" office:value-type="date" office:date-value="2020-03-12" calcext:value-type="date">
            <text:p>03/12/2020</text:p>
          </table:table-cell>
          <table:table-cell table:style-name="ce10" office:value-type="date" office:date-value="2020-03-13" calcext:value-type="date">
            <text:p>03/13/2020</text:p>
          </table:table-cell>
          <table:table-cell table:style-name="ce10" office:value-type="date" office:date-value="2020-03-14" calcext:value-type="date">
            <text:p>03/14/2020</text:p>
          </table:table-cell>
          <table:table-cell table:style-name="ce10" office:value-type="date" office:date-value="2020-03-15" calcext:value-type="date">
            <text:p>03/15/2020</text:p>
          </table:table-cell>
          <table:table-cell table:style-name="ce10" office:value-type="date" office:date-value="2020-03-16" calcext:value-type="date">
            <text:p>03/16/2020</text:p>
          </table:table-cell>
          <table:table-cell table:style-name="ce10" office:value-type="date" office:date-value="2020-03-17" calcext:value-type="date">
            <text:p>03/17/2020</text:p>
          </table:table-cell>
          <table:table-cell table:style-name="ce10" office:value-type="date" office:date-value="2020-03-18" calcext:value-type="date">
            <text:p>03/18/2020</text:p>
          </table:table-cell>
          <table:table-cell table:style-name="ce10" office:value-type="date" office:date-value="2020-03-19" calcext:value-type="date">
            <text:p>03/19/2020</text:p>
          </table:table-cell>
          <table:table-cell table:style-name="ce1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GOLANG(06/03/2020)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General Syntax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12"/>
          <table:table-cell table:style-name="ce11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olang DS: Arrays and Slice </text:p>
            <text:p/>
          </table:table-cell>
          <table:table-cell table:style-name="ce8" office:value-type="string" calcext:value-type="string">
            <text:p>Completed</text:p>
            <text:p/>
          </table:table-cell>
          <table:table-cell table:style-name="ce12"/>
          <table:table-cell table:style-name="ce11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olang DS: Maps 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12"/>
          <table:table-cell table:style-name="ce15"/>
          <table:table-cell table:style-name="ce11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Golang DS: Struct (Important)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13"/>
          <table:table-cell table:style-name="ce12"/>
          <table:table-cell table:style-name="ce11" table:number-columns-repeated="22"/>
          <table:table-cell table:number-columns-repeated="998"/>
        </table:table-row>
        <table:table-row table:style-name="ro2">
          <table:table-cell table:style-name="ce3" office:value-type="string" calcext:value-type="string">
            <text:p>Interface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11"/>
          <table:table-cell table:style-name="ce12"/>
          <table:table-cell table:style-name="ce11" table:number-columns-repeated="22"/>
          <table:table-cell table:number-columns-repeated="998"/>
        </table:table-row>
        <table:table-row table:style-name="ro2">
          <table:table-cell table:style-name="ce3" office:value-type="string" calcext:value-type="string">
            <text:p>Pointers in Golang (Pass by Value vs Pass by Reference)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14"/>
          <table:table-cell table:style-name="ce12"/>
          <table:table-cell table:style-name="ce11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Goroutines (Important)</text:p>
          </table:table-cell>
          <table:table-cell table:style-name="ce9" office:value-type="string" calcext:value-type="string">
            <text:p>in-progess</text:p>
          </table:table-cell>
          <table:table-cell table:style-name="ce11"/>
          <table:table-cell table:style-name="ce16"/>
          <table:table-cell table:style-name="ce11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Channels (Important)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4" office:value-type="string" calcext:value-type="string">
            <text:p>Unit Tests in Golang (Important)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Dependency management: Dep and Modules (Important)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General Golang Design Patterns/ Project Structure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 table:number-rows-repeated="2">
          <table:table-cell table:style-name="ce4"/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1" office:value-type="string" calcext:value-type="string">
            <text:p>CONTAINERS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Why Containers?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Containers vs VM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How containers work in Linux?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 table:number-rows-repeated="2">
          <table:table-cell table:style-name="ce3"/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6" office:value-type="string" calcext:value-type="string">
            <text:p>Kubernetes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What is container Orchestration and why is it important? </text:p>
            <text:p/>
            <text:p/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Deployment vs POD</text:p>
            <text:p/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Persistence Volume (PV) <text:s/>and Persistence Volume Claims (PVC)- Very Important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Stateful vs Stateless apps (Important)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POD assignment(Affinities, Taints and Tolerations)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Networking in K8s using services. 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POD <text:s/>Security Policies (via RBAC)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 table:number-rows-repeated="2">
          <table:table-cell table:style-name="ce3"/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6" office:value-type="string" calcext:value-type="string">
            <text:p>K8s Operators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Controllers in K8s and how they work. 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Controllers vs Operators 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Custom Resource(CR) and Custom Resource Definitions (CRD)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Use Operator SDK to create a sample operator in a local machine. 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Operator Lifecycle Manager (OLM)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Cluster Service Version (CSV)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 table:number-rows-repeated="971">
          <table:table-cell table:style-name="ce7" table:number-columns-repeated="26"/>
          <table:table-cell table:number-columns-repeated="998"/>
        </table:table-row>
        <table:table-row table:style-name="ro3" table:number-rows-repeated="1047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ug Gupta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TATUS </text:p>
            <text:p>(in-progress/Complete)</text:p>
          </table:table-cell>
          <table:table-cell table:style-name="ce21" office:value-type="date" office:date-value="2020-03-04" calcext:value-type="date">
            <text:p>03/04/2020</text:p>
          </table:table-cell>
          <table:table-cell table:style-name="ce21" office:value-type="date" office:date-value="2020-03-05" calcext:value-type="date">
            <text:p>03/05/2020</text:p>
          </table:table-cell>
          <table:table-cell table:style-name="ce21" office:value-type="date" office:date-value="2020-03-06" calcext:value-type="date">
            <text:p>03/06/2020</text:p>
          </table:table-cell>
          <table:table-cell table:style-name="ce21" office:value-type="date" office:date-value="2020-03-07" calcext:value-type="date">
            <text:p>03/07/2020</text:p>
          </table:table-cell>
          <table:table-cell table:style-name="ce21" office:value-type="date" office:date-value="2020-03-08" calcext:value-type="date">
            <text:p>03/08/2020</text:p>
          </table:table-cell>
          <table:table-cell table:style-name="ce21" office:value-type="date" office:date-value="2020-03-09" calcext:value-type="date">
            <text:p>03/09/2020</text:p>
          </table:table-cell>
          <table:table-cell table:style-name="ce21" office:value-type="date" office:date-value="2020-03-10" calcext:value-type="date">
            <text:p>03/10/2020</text:p>
          </table:table-cell>
          <table:table-cell table:style-name="ce21" office:value-type="date" office:date-value="2020-03-11" calcext:value-type="date">
            <text:p>03/11/2020</text:p>
          </table:table-cell>
          <table:table-cell table:style-name="ce21" office:value-type="date" office:date-value="2020-03-12" calcext:value-type="date">
            <text:p>03/12/2020</text:p>
          </table:table-cell>
          <table:table-cell table:style-name="ce21" office:value-type="date" office:date-value="2020-03-13" calcext:value-type="date">
            <text:p>03/13/2020</text:p>
          </table:table-cell>
          <table:table-cell table:style-name="ce21" office:value-type="date" office:date-value="2020-03-14" calcext:value-type="date">
            <text:p>03/14/2020</text:p>
          </table:table-cell>
          <table:table-cell table:style-name="ce21" office:value-type="date" office:date-value="2020-03-15" calcext:value-type="date">
            <text:p>03/15/2020</text:p>
          </table:table-cell>
          <table:table-cell table:style-name="ce21" office:value-type="date" office:date-value="2020-03-16" calcext:value-type="date">
            <text:p>03/16/2020</text:p>
          </table:table-cell>
          <table:table-cell table:style-name="ce21" office:value-type="date" office:date-value="2020-03-17" calcext:value-type="date">
            <text:p>03/17/2020</text:p>
          </table:table-cell>
          <table:table-cell table:style-name="ce21" office:value-type="date" office:date-value="2020-03-18" calcext:value-type="date">
            <text:p>03/18/2020</text:p>
          </table:table-cell>
          <table:table-cell table:style-name="ce21" office:value-type="date" office:date-value="2020-03-19" calcext:value-type="date">
            <text:p>03/19/2020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GOLANG 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General Syntax</text:p>
          </table:table-cell>
          <table:table-cell table:style-name="ce19" office:value-type="string" calcext:value-type="string">
            <text:p>Complete</text:p>
          </table:table-cell>
          <table:table-cell table:style-name="ce23"/>
          <table:table-cell table:style-name="ce22" table:number-columns-repeated="23"/>
          <table:table-cell table:number-columns-repeated="998"/>
        </table:table-row>
        <table:table-row table:style-name="ro4">
          <table:table-cell table:style-name="ce17" office:value-type="string" calcext:value-type="string">
            <text:p>Golang DS: Arrays and Slice </text:p>
            <text:p/>
          </table:table-cell>
          <table:table-cell table:style-name="ce19" office:value-type="string" calcext:value-type="string">
            <text:p>Complete</text:p>
          </table:table-cell>
          <table:table-cell table:style-name="ce23"/>
          <table:table-cell table:style-name="ce22" table:number-columns-repeated="23"/>
          <table:table-cell table:number-columns-repeated="998"/>
        </table:table-row>
        <table:table-row table:style-name="ro5">
          <table:table-cell table:style-name="ce17" office:value-type="string" calcext:value-type="string">
            <text:p>Golang DS: Maps </text:p>
          </table:table-cell>
          <table:table-cell table:style-name="ce19" office:value-type="string" calcext:value-type="string">
            <text:p>Complete</text:p>
          </table:table-cell>
          <table:table-cell table:style-name="ce23"/>
          <table:table-cell table:style-name="ce22" table:number-columns-repeated="23"/>
          <table:table-cell table:number-columns-repeated="998"/>
        </table:table-row>
        <table:table-row table:style-name="ro2">
          <table:table-cell table:style-name="ce5" office:value-type="string" calcext:value-type="string">
            <text:p>Golang DS: Struct (Important)</text:p>
          </table:table-cell>
          <table:table-cell table:style-name="ce19" office:value-type="string" calcext:value-type="string">
            <text:p>Complete</text:p>
          </table:table-cell>
          <table:table-cell table:style-name="ce24"/>
          <table:table-cell table:style-name="ce23"/>
          <table:table-cell table:style-name="ce22" table:number-columns-repeated="22"/>
          <table:table-cell table:number-columns-repeated="998"/>
        </table:table-row>
        <table:table-row table:style-name="ro2">
          <table:table-cell table:style-name="ce17" office:value-type="string" calcext:value-type="string">
            <text:p>Interface</text:p>
          </table:table-cell>
          <table:table-cell table:style-name="ce19" office:value-type="string" calcext:value-type="string">
            <text:p>Complete</text:p>
          </table:table-cell>
          <table:table-cell table:style-name="ce22"/>
          <table:table-cell table:style-name="ce23"/>
          <table:table-cell table:style-name="ce22" table:number-columns-repeated="22"/>
          <table:table-cell table:number-columns-repeated="998"/>
        </table:table-row>
        <table:table-row table:style-name="ro2">
          <table:table-cell table:style-name="ce17" office:value-type="string" calcext:value-type="string">
            <text:p>Pointers in Golang (Pass by Value vs Pass by Reference)</text:p>
          </table:table-cell>
          <table:table-cell table:style-name="ce19" office:value-type="string" calcext:value-type="string">
            <text:p>Complete</text:p>
          </table:table-cell>
          <table:table-cell table:style-name="ce22"/>
          <table:table-cell table:style-name="ce23"/>
          <table:table-cell table:style-name="ce22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Goroutines (Important)</text:p>
          </table:table-cell>
          <table:table-cell table:style-name="ce20" office:value-type="string" calcext:value-type="string">
            <text:p>in-progress</text:p>
          </table:table-cell>
          <table:table-cell table:style-name="ce22"/>
          <table:table-cell table:style-name="ce24"/>
          <table:table-cell table:style-name="ce22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annels (Important)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Unit Tests in Golang (Important)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Dependency management: Dep and Modules (Important)</text:p>
          </table:table-cell>
          <table:table-cell table:style-name="ce1"/>
          <table:table-cell table:style-name="ce11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General Golang Design Patterns/ Project Structure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 table:number-rows-repeated="2">
          <table:table-cell table:style-name="ce5"/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2" office:value-type="string" calcext:value-type="string">
            <text:p>CONTAINERS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Why Containers?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Containers vs VM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How containers work in Linux?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 table:number-rows-repeated="2">
          <table:table-cell table:style-name="ce17"/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8" office:value-type="string" calcext:value-type="string">
            <text:p>Kubernetes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What is container Orchestration and why is it important? </text:p>
            <text:p/>
            <text:p/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Deployment vs POD</text:p>
            <text:p/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Persistence Volume (PV) <text:s/>and Persistence Volume Claims (PVC)- Very Important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Stateful vs Stateless apps (Important)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POD assignment(Affinities, Taints and Tolerations)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Networking in K8s using services. 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POD <text:s/>Security Policies (via RBAC)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 table:number-rows-repeated="2">
          <table:table-cell table:style-name="ce17"/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8" office:value-type="string" calcext:value-type="string">
            <text:p>K8s Operators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Controllers in K8s and how they work. 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Controllers vs Operators 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Custom Resource(CR) and Custom Resource Definitions (CRD)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Use Operator SDK to create a sample operator in a local machine. 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Operator Lifecycle Manager (OLM)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Cluster Service Version (CSV)</text:p>
          </table:table-cell>
          <table:table-cell table:style-name="ce2"/>
          <table:table-cell table:style-name="ce22" table:number-columns-repeated="24"/>
          <table:table-cell table:number-columns-repeated="998"/>
        </table:table-row>
        <table:table-row table:style-name="ro2" table:number-rows-repeated="971">
          <table:table-cell table:style-name="ce7" table:number-columns-repeated="26"/>
          <table:table-cell table:number-columns-repeated="998"/>
        </table:table-row>
        <table:table-row table:style-name="ro3" table:number-rows-repeated="1047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'Yug Gupta'.A1:'Yug Gupta'.Z38" table:contains-header="false"/>
        <table:database-range table:name="Table_2" table:target-range-address="'Shubham Rai'.A1:'Shubham Rai'.Z3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ug_20_Gupta" style:display-name="PageStyle_Yug Gup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ubham_20_Rai" style:display-name="PageStyle_Shubham Ra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2" meta:object-count="0"/>
    <meta:generator>LibreOffice/6.2.6.2$Linux_X86_64 LibreOffice_project/20$Build-2</meta:generator>
  </office:meta>
</office:document-meta>
</file>